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kibal Mono Rg" svg:font-family="'Arkibal Mono Rg'" style:font-pitch="variable"/>
    <style:font-face style:name="Code New Roman" svg:font-family="'Code New Roman'" style:font-family-generic="modern" style:font-pitch="fixed"/>
    <style:font-face style:name="IBM Plex Mono" svg:font-family="'IBM Plex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bjectivity" svg:font-family="Objectivity" style:font-family-generic="modern" style:font-pitch="variable"/>
    <style:font-face style:name="Poppins" svg:font-family="Poppins" style:font-pitch="variable"/>
    <style:font-face style:name="Space Mono" svg:font-family="'Space Mono'" style:font-family-generic="modern" style:font-pitch="fixed"/>
    <style:font-face style:name="URW Gothic L" svg:font-family="'URW Gothic L'" style:font-family-generic="swiss" style:font-pitch="variable"/>
  </office:font-face-decls>
  <office:automatic-styles>
    <style:style style:name="P1" style:family="paragraph" style:parent-style-name="Standard">
      <style:text-properties style:font-name="Poppins" fo:font-size="8pt" fo:language="zxx" fo:country="none" officeooo:rsid="001b559c" officeooo:paragraph-rsid="001b559c" style:language-asian="zxx" style:country-asian="none" style:language-complex="zxx" style:country-complex="none"/>
    </style:style>
    <style:style style:name="P2" style:family="paragraph" style:parent-style-name="Standard">
      <style:text-properties style:font-name="Poppins" fo:language="zxx" fo:country="none" officeooo:rsid="001b559c" officeooo:paragraph-rsid="001b559c" style:language-asian="zxx" style:country-asian="none" style:language-complex="zxx" style:country-complex="none"/>
    </style:style>
    <style:style style:name="P3" style:family="paragraph" style:parent-style-name="Standard">
      <style:text-properties style:font-name="Space Mono" fo:font-size="8pt" fo:language="zxx" fo:country="none" officeooo:rsid="001b559c" officeooo:paragraph-rsid="001b559c" style:language-asian="zxx" style:country-asian="none" style:language-complex="zxx" style:country-complex="none"/>
    </style:style>
    <style:style style:name="P4" style:family="paragraph" style:parent-style-name="Standard">
      <style:text-properties style:font-name="Space Mono" fo:language="zxx" fo:country="none" officeooo:rsid="001b559c" officeooo:paragraph-rsid="001b559c" style:language-asian="zxx" style:country-asian="none" style:language-complex="zxx" style:country-complex="none"/>
    </style:style>
    <style:style style:name="P5" style:family="paragraph" style:parent-style-name="Standard">
      <style:text-properties style:font-name="IBM Plex Mono" fo:font-size="8pt" fo:language="zxx" fo:country="none" officeooo:rsid="001b559c" officeooo:paragraph-rsid="001b559c" style:language-asian="zxx" style:country-asian="none" style:language-complex="zxx" style:country-complex="none"/>
    </style:style>
    <style:style style:name="P6" style:family="paragraph" style:parent-style-name="Standard">
      <style:text-properties style:font-name="IBM Plex Mono" fo:language="zxx" fo:country="none" officeooo:rsid="001b559c" officeooo:paragraph-rsid="001b559c" style:language-asian="zxx" style:country-asian="none" style:language-complex="zxx" style:country-complex="none"/>
    </style:style>
    <style:style style:name="P7" style:family="paragraph" style:parent-style-name="Standard">
      <style:text-properties style:font-name="Objectivity" fo:font-size="8pt" fo:language="zxx" fo:country="none" officeooo:rsid="001b559c" officeooo:paragraph-rsid="001b559c" style:language-asian="zxx" style:country-asian="none" style:language-complex="zxx" style:country-complex="none"/>
    </style:style>
    <style:style style:name="P8" style:family="paragraph" style:parent-style-name="Standard">
      <style:text-properties style:font-name="Objectivity" fo:language="zxx" fo:country="none" officeooo:rsid="001b559c" officeooo:paragraph-rsid="001b559c" style:language-asian="zxx" style:country-asian="none" style:language-complex="zxx" style:country-complex="none"/>
    </style:style>
    <style:style style:name="P9" style:family="paragraph" style:parent-style-name="Standard">
      <style:text-properties style:font-name="URW Gothic L" fo:font-size="8pt" fo:language="zxx" fo:country="none" officeooo:rsid="001b559c" officeooo:paragraph-rsid="001b559c" style:language-asian="zxx" style:country-asian="none" style:language-complex="zxx" style:country-complex="none"/>
    </style:style>
    <style:style style:name="P10" style:family="paragraph" style:parent-style-name="Standard">
      <style:text-properties style:font-name="URW Gothic L" fo:language="zxx" fo:country="none" officeooo:rsid="001b559c" officeooo:paragraph-rsid="001b559c" style:language-asian="zxx" style:country-asian="none" style:language-complex="zxx" style:country-complex="none"/>
    </style:style>
    <style:style style:name="P11" style:family="paragraph" style:parent-style-name="Standard">
      <style:text-properties style:font-name="URW Gothic L" fo:font-size="16pt" fo:language="zxx" fo:country="none" officeooo:rsid="001b559c" officeooo:paragraph-rsid="001b559c" style:language-asian="zxx" style:country-asian="none" style:language-complex="zxx" style:country-complex="none"/>
    </style:style>
    <style:style style:name="P12" style:family="paragraph" style:parent-style-name="Standard">
      <style:text-properties style:font-name="URW Gothic L" fo:font-size="18pt" fo:language="zxx" fo:country="none" officeooo:rsid="001b559c" officeooo:paragraph-rsid="001b559c" style:language-asian="zxx" style:country-asian="none" style:language-complex="zxx" style:country-complex="none"/>
    </style:style>
    <style:style style:name="P13" style:family="paragraph" style:parent-style-name="Standard">
      <style:text-properties style:font-name="Code New Roman" fo:language="zxx" fo:country="none" officeooo:rsid="001b559c" officeooo:paragraph-rsid="001b559c" style:language-asian="zxx" style:country-asian="none" style:language-complex="zxx" style:country-complex="none"/>
    </style:style>
    <style:style style:name="P14" style:family="paragraph" style:parent-style-name="Standard">
      <style:text-properties style:font-name="Code New Roman" fo:font-size="8pt" fo:language="zxx" fo:country="none" officeooo:rsid="001b559c" officeooo:paragraph-rsid="001b559c" style:language-asian="zxx" style:country-asian="none" style:language-complex="zxx" style:country-complex="none"/>
    </style:style>
    <style:style style:name="P15" style:family="paragraph" style:parent-style-name="Standard">
      <style:text-properties style:font-name="Arkibal Mono Rg" fo:language="zxx" fo:country="none" officeooo:rsid="001b559c" officeooo:paragraph-rsid="001b559c" style:language-asian="zxx" style:country-asian="none" style:language-complex="zxx" style:country-complex="none"/>
    </style:style>
    <style:style style:name="T1" style:family="text">
      <style:text-properties fo:font-size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Normal Fonts</text:p>
      <text:p text:style-name="P9">Text, Headers, Buttons, Title bars</text:p>
      <text:p text:style-name="P1"/>
      <text:p text:style-name="P2">Hello! This will be my new font for daily usage and programming!</text:p>
      <text:p text:style-name="P1">Poppins</text:p>
      <text:p text:style-name="P1"/>
      <text:p text:style-name="P8">Hello! This will be my new font for daily usage and programming!</text:p>
      <text:p text:style-name="P7">Objectivity</text:p>
      <text:p text:style-name="P1"/>
      <text:p text:style-name="P10">Hello! This will be my new font for daily usage and programming!</text:p>
      <text:p text:style-name="P9">URW Gothic</text:p>
      <text:p text:style-name="P5"/>
      <text:p text:style-name="P11">Monospace Fonts</text:p>
      <text:p text:style-name="P9">Terminals, Text editors, IDEs</text:p>
      <text:p text:style-name="P5"/>
      <text:p text:style-name="P4">Hello! This will be my new font for daily usage and programming!</text:p>
      <text:p text:style-name="P3">Space Mono</text:p>
      <text:p text:style-name="P5"/>
      <text:p text:style-name="P6">Hello! This will be my new font for daily usage and programming!</text:p>
      <text:p text:style-name="P5">IBM Plex Mono</text:p>
      <text:p text:style-name="P5"/>
      <text:p text:style-name="P13">Hello! This will be my new font for daily usage and programming!</text:p>
      <text:p text:style-name="P14">Code New Roman</text:p>
      <text:p text:style-name="P5"/>
      <text:p text:style-name="P15">Hello! This will be my new font for daily usage and programming!</text:p>
      <text:p text:style-name="P15"><text:span text:style-name="T1">Arkibal Mon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kibal Mono Rg" svg:font-family="'Arkibal Mono Rg'" style:font-pitch="variable"/>
    <style:font-face style:name="Code New Roman" svg:font-family="'Code New Roman'" style:font-family-generic="modern" style:font-pitch="fixed"/>
    <style:font-face style:name="IBM Plex Mono" svg:font-family="'IBM Plex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bjectivity" svg:font-family="Objectivity" style:font-family-generic="modern" style:font-pitch="variable"/>
    <style:font-face style:name="Poppins" svg:font-family="Poppins" style:font-pitch="variable"/>
    <style:font-face style:name="Space Mono" svg:font-family="'Space Mono'" style:font-family-generic="modern" style:font-pitch="fixed"/>
    <style:font-face style:name="URW Gothic L" svg:font-family="'URW Gothic 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2T16:21:35.777000000</meta:creation-date>
    <dc:date>2023-11-22T23:33:12.731000000</dc:date>
    <meta:editing-duration>PT7H11M38S</meta:editing-duration>
    <meta:editing-cycles>1</meta:editing-cycles>
    <meta:document-statistic meta:table-count="0" meta:image-count="0" meta:object-count="0" meta:page-count="1" meta:paragraph-count="18" meta:word-count="111" meta:character-count="615" meta:non-whitespace-character-count="522"/>
    <meta:generator>LibreOffice/7.6.2.1$Windows_X86_64 LibreOffice_project/56f7684011345957bbf33a7ee678afaf4d2ba333</meta:generator>
  </office:meta>
</office:document-meta>
</file>